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073563959437142488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9152580614644791107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997801314198640723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</text:p>
      <text:p text:style-name="P6"/>
      <text:p text:style-name="P6">Mon 4/4/16: <text:span text:style-name="T1">8 miles</text:span> </text:p>
      <text:p text:style-name="P6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6"/>
      <text:p text:style-name="P7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7"/>
      <text:p text:style-name="P7"><text:span text:style-name="T2">Tues 4/5/16:</text:span> 3 miles</text:p>
      <text:p text:style-name="P6">I jogged ½ miles to the Wise Center. <text:s/>On a treadmill I ran 2 miles in 18 minutes. <text:s/>Then I jogged ½ mile home. </text:p>
      <text:p text:style-name="P6"/>
      <text:p text:style-name="P6">Wed 4/6/16: <text:span text:style-name="T1">3.5 miles</text:span></text:p>
      <text:p text:style-name="P6">On a treadmill: 0.6 miles at 10:00/mi pace, rest 3 minutes, 2.5 miles at 9:00/mi, 0.4 miles at 10:00/mi</text:p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6T08:55:06.07</dc:date>
    <dc:creator>James Lombardi</dc:creator>
    <meta:editing-duration>PT13H56M52S</meta:editing-duration>
    <meta:editing-cycles>57</meta:editing-cycles>
    <meta:document-statistic meta:table-count="0" meta:image-count="0" meta:object-count="0" meta:page-count="7" meta:paragraph-count="234" meta:word-count="2508" meta:character-count="12616"/>
  </office:meta>
</office:document-meta>
</file>